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2.63pt" svg:y="118.03pt">
            <loext:p draw:notify-on-update-of-ranges="Sheet1.B1:Sheet1.B1 Sheet1.B2:Sheet1.B2 Sheet1.C1:Sheet1.C1 Sheet1.C2:Sheet1.C2 Sheet1.D1:Sheet1.D1 Sheet1.D2:Sheet1.D2 Sheet1.E1:Sheet1.E1 Sheet1.E2:Sheet1.E2 Sheet1.F1:Sheet1.F1 Sheet1.F2:Sheet1.F2 Sheet1.G1:Sheet1.G1 Sheet1.G2:Sheet1.G2 Sheet1.H1:Sheet1.H1 Sheet1.H2:Sheet1.H2 Sheet1.I1:Sheet1.I1 Sheet1.I2:Sheet1.I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0.74pt" svg:y="127.81pt">
            <loext:p draw:notify-on-update-of-ranges="Sheet1.E4:Sheet1.E4 Sheet1.E5:Sheet1.E5 Sheet1.F4:Sheet1.F4 Sheet1.F5:Sheet1.F5 Sheet1.G4:Sheet1.G4 Sheet1.G5:Sheet1.G5 Sheet1.H4:Sheet1.H4 Sheet1.H5:Sheet1.H5 Sheet1.I4:Sheet1.I4 Sheet1.I5:Sheet1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26.06pt" svg:y="401.3pt">
            <loext:p draw:notify-on-update-of-ranges="Sheet1.E7:Sheet1.E7 Sheet1.E8:Sheet1.E8 Sheet1.F7:Sheet1.F7 Sheet1.F8:Sheet1.F8 Sheet1.G7:Sheet1.G7 Sheet1.G8:Sheet1.G8 Sheet1.H7:Sheet1.H7 Sheet1.H8:Sheet1.H8 Sheet1.I7:Sheet1.I7 Sheet1.I8:Sheet1.I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Single parameter</text:p>
          </table:table-cell>
          <table:table-cell table:style-name="ce1" office:value-type="float" office:value="9389162" calcext:value-type="float">
            <text:p>9,389,162</text:p>
          </table:table-cell>
          <table:table-cell table:style-name="ce1" office:value-type="float" office:value="9818299" calcext:value-type="float">
            <text:p>9,818,299</text:p>
          </table:table-cell>
          <table:table-cell table:style-name="ce1" office:value-type="float" office:value="1091884" calcext:value-type="float">
            <text:p>1,091,884</text:p>
          </table:table-cell>
          <table:table-cell table:style-name="ce1" office:value-type="float" office:value="11501744" calcext:value-type="float">
            <text:p>11,501,744</text:p>
          </table:table-cell>
          <table:table-cell table:style-name="ce1" office:value-type="float" office:value="31000515" calcext:value-type="float">
            <text:p>31,000,515</text:p>
          </table:table-cell>
          <table:table-cell table:style-name="ce1" office:value-type="float" office:value="365476" calcext:value-type="float">
            <text:p>365,476</text:p>
          </table:table-cell>
          <table:table-cell table:style-name="ce1" office:value-type="float" office:value="2155360" calcext:value-type="float">
            <text:p>2,155,360</text:p>
          </table:table-cell>
          <table:table-cell table:style-name="ce1" office:value-type="float" office:value="47460493" calcext:value-type="float">
            <text:p>47,460,49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table:style-name="ce1" office:value-type="float" office:value="8371681" calcext:value-type="float">
            <text:p>8,371,681</text:p>
          </table:table-cell>
          <table:table-cell table:style-name="ce1" office:value-type="float" office:value="1263980" calcext:value-type="float">
            <text:p>1,263,980</text:p>
          </table:table-cell>
          <table:table-cell table:style-name="ce1" office:value-type="float" office:value="1788104" calcext:value-type="float">
            <text:p>1,788,104</text:p>
          </table:table-cell>
          <table:table-cell table:style-name="ce1" office:value-type="float" office:value="1324819" calcext:value-type="float">
            <text:p>1,324,819</text:p>
          </table:table-cell>
          <table:table-cell table:style-name="ce1" office:value-type="float" office:value="7339389" calcext:value-type="float">
            <text:p>7,339,38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table:style-name="ce1" office:value-type="float" office:value="7330256" calcext:value-type="float">
            <text:p>7,330,256</text:p>
          </table:table-cell>
          <table:table-cell table:style-name="ce1" office:value-type="float" office:value="924317" calcext:value-type="float">
            <text:p>924,317</text:p>
          </table:table-cell>
          <table:table-cell table:style-name="ce1" office:value-type="float" office:value="858391" calcext:value-type="float">
            <text:p>858,391</text:p>
          </table:table-cell>
          <table:table-cell table:style-name="ce1" office:value-type="float" office:value="1217798" calcext:value-type="float">
            <text:p>1,217,798</text:p>
          </table:table-cell>
          <table:table-cell table:style-name="ce1" office:value-type="float" office:value="6638806" calcext:value-type="float">
            <text:p>6,638,8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21:30:41.973323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3:52:31.128713500</meta:creation-date>
    <dc:date>2017-02-02T23:31:12.762757053</dc:date>
    <meta:editing-duration>PT4H15M33S</meta:editing-duration>
    <meta:editing-cycles>11</meta:editing-cycles>
    <meta:generator>LibreOffice/5.2.4.2.0$Linux_X86_64 LibreOffice_project/20m0$Build-2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Single parameter memoization</text:p>
        </chart:title>
        <chart:legend chart:legend-position="end" svg:x="13.155cm" svg:y="2.458cm" style:legend-expansion="high" chart:style-name="ch3"/>
        <chart:plot-area chart:style-name="ch4" table:cell-range-address="Sheet1.B1:Sheet1.I2" chart:data-source-has-labels="row" svg:x="0.32cm" svg:y="1.275cm" svg:width="12.515cm" svg:height="7.545cm">
          <chartooo:coordinate-region svg:x="2.264cm" svg:y="1.475cm" svg:width="10.571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B1:Sheet1.B1" chart:class="chart:bar">
            <chart:data-point/>
          </chart:series>
          <chart:series chart:style-name="ch9" chart:values-cell-range-address="Sheet1.C2:Sheet1.C2" chart:label-cell-address="Sheet1.C1:Sheet1.C1" chart:class="chart:bar">
            <chart:data-point/>
          </chart:series>
          <chart:series chart:style-name="ch10" chart:values-cell-range-address="Sheet1.D2:Sheet1.D2" chart:label-cell-address="Sheet1.D1:Sheet1.D1" chart:class="chart:bar">
            <chart:data-point/>
          </chart:series>
          <chart:series chart:style-name="ch11" chart:values-cell-range-address="Sheet1.E2:Sheet1.E2" chart:label-cell-address="Sheet1.E1:Sheet1.E1" chart:class="chart:bar">
            <chart:data-point/>
          </chart:series>
          <chart:series chart:style-name="ch12" chart:values-cell-range-address="Sheet1.F2:Sheet1.F2" chart:label-cell-address="Sheet1.F1:Sheet1.F1" chart:class="chart:bar">
            <chart:data-point/>
          </chart:series>
          <chart:series chart:style-name="ch13" chart:values-cell-range-address="Sheet1.G2:Sheet1.G2" chart:label-cell-address="Sheet1.G1:Sheet1.G1" chart:class="chart:bar">
            <chart:data-point/>
          </chart:series>
          <chart:series chart:style-name="ch14" chart:values-cell-range-address="Sheet1.H2:Sheet1.H2" chart:label-cell-address="Sheet1.H1:Sheet1.H1" chart:class="chart:bar">
            <chart:data-point/>
          </chart:series>
          <chart:series chart:style-name="ch15" chart:values-cell-range-address="Sheet1.I2:Sheet1.I2" chart:label-cell-address="Sheet1.I1:Sheet1.I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score</text:p>
                <draw:g>
                  <svg:desc>Sheet1.B1:Sheet1.B1</svg:desc>
                </draw:g>
              </table:table-cell>
              <table:table-cell office:value-type="string">
                <text:p>lodash</text:p>
                <draw:g>
                  <svg:desc>Sheet1.C1:Sheet1.C1</svg:desc>
                </draw:g>
              </table:table-cell>
              <table:table-cell office:value-type="string">
                <text:p>ramda</text:p>
                <draw:g>
                  <svg:desc>Sheet1.D1:Sheet1.D1</svg:desc>
                </draw:g>
              </table:table-cell>
              <table:table-cell office:value-type="string">
                <text:p>memoizee</text:p>
                <draw:g>
                  <svg:desc>Sheet1.E1:Sheet1.E1</svg:desc>
                </draw:g>
              </table:table-cell>
              <table:table-cell office:value-type="string">
                <text:p>fast-memoize</text:p>
                <draw:g>
                  <svg:desc>Sheet1.F1:Sheet1.F1</svg:desc>
                </draw:g>
              </table:table-cell>
              <table:table-cell office:value-type="string">
                <text:p>addy-osmani</text:p>
                <draw:g>
                  <svg:desc>Sheet1.G1:Sheet1.G1</svg:desc>
                </draw:g>
              </table:table-cell>
              <table:table-cell office:value-type="string">
                <text:p>memoizerific</text:p>
                <draw:g>
                  <svg:desc>Sheet1.H1:Sheet1.H1</svg:desc>
                </draw:g>
              </table:table-cell>
              <table:table-cell office:value-type="string">
                <text:p>moiz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389162">
                <text:p>9389162</text:p>
                <draw:g>
                  <svg:desc>Sheet1.B2:Sheet1.B2</svg:desc>
                </draw:g>
              </table:table-cell>
              <table:table-cell office:value-type="float" office:value="9818299">
                <text:p>9818299</text:p>
                <draw:g>
                  <svg:desc>Sheet1.C2:Sheet1.C2</svg:desc>
                </draw:g>
              </table:table-cell>
              <table:table-cell office:value-type="float" office:value="1091884">
                <text:p>1091884</text:p>
                <draw:g>
                  <svg:desc>Sheet1.D2:Sheet1.D2</svg:desc>
                </draw:g>
              </table:table-cell>
              <table:table-cell office:value-type="float" office:value="11501744">
                <text:p>11501744</text:p>
                <draw:g>
                  <svg:desc>Sheet1.E2:Sheet1.E2</svg:desc>
                </draw:g>
              </table:table-cell>
              <table:table-cell office:value-type="float" office:value="31000515">
                <text:p>31000515</text:p>
                <draw:g>
                  <svg:desc>Sheet1.F2:Sheet1.F2</svg:desc>
                </draw:g>
              </table:table-cell>
              <table:table-cell office:value-type="float" office:value="365476">
                <text:p>365476</text:p>
                <draw:g>
                  <svg:desc>Sheet1.G2:Sheet1.G2</svg:desc>
                </draw:g>
              </table:table-cell>
              <table:table-cell office:value-type="float" office:value="2155360">
                <text:p>2155360</text:p>
                <draw:g>
                  <svg:desc>Sheet1.H2:Sheet1.H2</svg:desc>
                </draw:g>
              </table:table-cell>
              <table:table-cell office:value-type="float" office:value="47460493">
                <text:p>47460493</text:p>
                <draw:g>
                  <svg:desc>Sheet1.I2:Sheet1.I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88cm" svg:y="0.316cm" chart:style-name="ch2">
          <text:p>Multiple parameter memoization (primitives only)</text:p>
        </chart:title>
        <chart:legend chart:legend-position="end" svg:x="13.155cm" svg:y="3.205cm" style:legend-expansion="high" chart:style-name="ch3"/>
        <chart:plot-area chart:style-name="ch4" table:cell-range-address="Sheet1.E4:Sheet1.I5" chart:data-source-has-labels="row" svg:x="0.32cm" svg:y="1.275cm" svg:width="12.515cm" svg:height="7.545cm">
          <chartooo:coordinate-region svg:x="2.079cm" svg:y="1.475cm" svg:width="10.756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5" chart:label-cell-address="Sheet1.E4:Sheet1.E4" chart:class="chart:bar">
            <chart:data-point/>
          </chart:series>
          <chart:series chart:style-name="ch9" chart:values-cell-range-address="Sheet1.F5:Sheet1.F5" chart:label-cell-address="Sheet1.F4:Sheet1.F4" chart:class="chart:bar">
            <chart:data-point/>
          </chart:series>
          <chart:series chart:style-name="ch10" chart:values-cell-range-address="Sheet1.G5:Sheet1.G5" chart:label-cell-address="Sheet1.G4:Sheet1.G4" chart:class="chart:bar">
            <chart:data-point/>
          </chart:series>
          <chart:series chart:style-name="ch11" chart:values-cell-range-address="Sheet1.H5:Sheet1.H5" chart:label-cell-address="Sheet1.H4:Sheet1.H4" chart:class="chart:bar">
            <chart:data-point/>
          </chart:series>
          <chart:series chart:style-name="ch12" chart:values-cell-range-address="Sheet1.I5:Sheet1.I5" chart:label-cell-address="Sheet1.I4:Sheet1.I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4:Sheet1.E4</svg:desc>
                </draw:g>
              </table:table-cell>
              <table:table-cell office:value-type="string">
                <text:p>fast-memoize</text:p>
                <draw:g>
                  <svg:desc>Sheet1.F4:Sheet1.F4</svg:desc>
                </draw:g>
              </table:table-cell>
              <table:table-cell office:value-type="string">
                <text:p>addy-osmani</text:p>
                <draw:g>
                  <svg:desc>Sheet1.G4:Sheet1.G4</svg:desc>
                </draw:g>
              </table:table-cell>
              <table:table-cell office:value-type="string">
                <text:p>memoizerific</text:p>
                <draw:g>
                  <svg:desc>Sheet1.H4:Sheet1.H4</svg:desc>
                </draw:g>
              </table:table-cell>
              <table:table-cell office:value-type="string">
                <text:p>moize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371681">
                <text:p>8371681</text:p>
                <draw:g>
                  <svg:desc>Sheet1.E5:Sheet1.E5</svg:desc>
                </draw:g>
              </table:table-cell>
              <table:table-cell office:value-type="float" office:value="1263980">
                <text:p>1263980</text:p>
                <draw:g>
                  <svg:desc>Sheet1.F5:Sheet1.F5</svg:desc>
                </draw:g>
              </table:table-cell>
              <table:table-cell office:value-type="float" office:value="1788104">
                <text:p>1788104</text:p>
                <draw:g>
                  <svg:desc>Sheet1.G5:Sheet1.G5</svg:desc>
                </draw:g>
              </table:table-cell>
              <table:table-cell office:value-type="float" office:value="1324819">
                <text:p>1324819</text:p>
                <draw:g>
                  <svg:desc>Sheet1.H5:Sheet1.H5</svg:desc>
                </draw:g>
              </table:table-cell>
              <table:table-cell office:value-type="float" office:value="7339389">
                <text:p>7339389</text:p>
                <draw:g>
                  <svg:desc>Sheet1.I5:Sheet1.I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16cm" svg:y="0.316cm" chart:style-name="ch2">
          <text:p>Multiple parameter memoization (complex objects)</text:p>
        </chart:title>
        <chart:legend chart:legend-position="end" svg:x="13.155cm" svg:y="3.205cm" style:legend-expansion="high" chart:style-name="ch3"/>
        <chart:plot-area chart:style-name="ch4" table:cell-range-address="Sheet1.E7:Sheet1.I8" chart:data-source-has-labels="row" svg:x="0.32cm" svg:y="1.275cm" svg:width="12.515cm" svg:height="7.545cm">
          <chartooo:coordinate-region svg:x="2.079cm" svg:y="1.474cm" svg:width="10.756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8:Sheet1.E8" chart:label-cell-address="Sheet1.E7:Sheet1.E7" chart:class="chart:bar">
            <chart:data-point/>
          </chart:series>
          <chart:series chart:style-name="ch9" chart:values-cell-range-address="Sheet1.F8:Sheet1.F8" chart:label-cell-address="Sheet1.F7:Sheet1.F7" chart:class="chart:bar">
            <chart:data-point/>
          </chart:series>
          <chart:series chart:style-name="ch10" chart:values-cell-range-address="Sheet1.G8:Sheet1.G8" chart:label-cell-address="Sheet1.G7:Sheet1.G7" chart:class="chart:bar">
            <chart:data-point/>
          </chart:series>
          <chart:series chart:style-name="ch11" chart:values-cell-range-address="Sheet1.H8:Sheet1.H8" chart:label-cell-address="Sheet1.H7:Sheet1.H7" chart:class="chart:bar">
            <chart:data-point/>
          </chart:series>
          <chart:series chart:style-name="ch12" chart:values-cell-range-address="Sheet1.I8:Sheet1.I8" chart:label-cell-address="Sheet1.I7:Sheet1.I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7:Sheet1.E7</svg:desc>
                </draw:g>
              </table:table-cell>
              <table:table-cell office:value-type="string">
                <text:p>fast-memoize</text:p>
                <draw:g>
                  <svg:desc>Sheet1.F7:Sheet1.F7</svg:desc>
                </draw:g>
              </table:table-cell>
              <table:table-cell office:value-type="string">
                <text:p>addy-osmani</text:p>
                <draw:g>
                  <svg:desc>Sheet1.G7:Sheet1.G7</svg:desc>
                </draw:g>
              </table:table-cell>
              <table:table-cell office:value-type="string">
                <text:p>memoizerific</text:p>
                <draw:g>
                  <svg:desc>Sheet1.H7:Sheet1.H7</svg:desc>
                </draw:g>
              </table:table-cell>
              <table:table-cell office:value-type="string">
                <text:p>moize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330256">
                <text:p>7330256</text:p>
                <draw:g>
                  <svg:desc>Sheet1.E8:Sheet1.E8</svg:desc>
                </draw:g>
              </table:table-cell>
              <table:table-cell office:value-type="float" office:value="924317">
                <text:p>924317</text:p>
                <draw:g>
                  <svg:desc>Sheet1.F8:Sheet1.F8</svg:desc>
                </draw:g>
              </table:table-cell>
              <table:table-cell office:value-type="float" office:value="858391">
                <text:p>858391</text:p>
                <draw:g>
                  <svg:desc>Sheet1.G8:Sheet1.G8</svg:desc>
                </draw:g>
              </table:table-cell>
              <table:table-cell office:value-type="float" office:value="1217798">
                <text:p>1217798</text:p>
                <draw:g>
                  <svg:desc>Sheet1.H8:Sheet1.H8</svg:desc>
                </draw:g>
              </table:table-cell>
              <table:table-cell office:value-type="float" office:value="6638806">
                <text:p>6638806</text:p>
                <draw:g>
                  <svg:desc>Sheet1.I8:Sheet1.I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